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TimesNewRomanPS-BoldMT" svg:font-family="TimesNewRomanPS-BoldMT"/>
    <style:font-face style:name="arial" svg:font-family="arial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9638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83caff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83caff" fo:padding="0.097cm" fo:border="0.018cm solid #000000">
        <style:background-image/>
      </style:table-cell-properties>
    </style:style>
    <style:style style:name="Tabela7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83caff" fo:padding="0.097cm" fo:border="0.018cm solid #000000">
        <style:background-image/>
      </style:table-cell-properties>
    </style:style>
    <style:style style:name="Tabela8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#83caff" fo:padding="0.097cm" fo:border="0.018cm solid #000000">
        <style:background-image/>
      </style:table-cell-properties>
    </style:style>
    <style:style style:name="Tabela9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background-color="#83caff" fo:padding="0.097cm" fo:border="0.018cm solid #000000">
        <style:background-image/>
      </style:table-cell-properties>
    </style:style>
    <style:style style:name="Tabela10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83caff" fo:padding="0.097cm" fo:border="0.018cm solid #000000">
        <style:background-image/>
      </style:table-cell-properties>
    </style:style>
    <style:style style:name="Tabela11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background-color="#83caff" fo:padding="0.097cm" fo:border="0.018cm solid #000000">
        <style:background-image/>
      </style:table-cell-properties>
    </style:style>
    <style:style style:name="Tabela12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background-color="#83caff" fo:padding="0.097cm" fo:border="0.018cm solid #000000">
        <style:background-image/>
      </style:table-cell-properties>
    </style:style>
    <style:style style:name="Tabela13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background-color="#83caff" fo:padding="0.097cm" fo:border="0.018cm solid #000000">
        <style:background-image/>
      </style:table-cell-properties>
    </style:style>
    <style:style style:name="Tabela14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5" style:family="table">
      <style:table-properties style:width="17cm" table:align="margins" style:shadow="non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background-color="#ff3300" fo:padding="0.097cm" fo:border="0.018cm solid #000000">
        <style:background-image/>
      </style:table-cell-properties>
    </style:style>
    <style:style style:name="Tabela1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margin-top="0.101cm" fo:margin-bottom="0.101cm"/>
    </style:style>
    <style:style style:name="P5" style:family="paragraph" style:parent-style-name="Table_20_Contents">
      <style:paragraph-properties fo:margin-top="0.101cm" fo:margin-bottom="0.101cm" fo:text-align="start" style:justify-single-word="false"/>
    </style:style>
    <style:style style:name="P6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margin-top="0.101cm" fo:margin-bottom="0.101cm" fo:text-align="center" style:justify-single-word="false"/>
      <style:text-properties fo:font-variant="normal" fo:text-transform="none" fo:color="#000000" style:font-name="Lucida Grande" fo:font-size="14.25pt" fo:letter-spacing="normal" fo:font-style="normal" fo:font-weight="normal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text-align="start" style:justify-single-word="false" style:text-autospace="none"/>
    </style:style>
    <style:style style:name="P10" style:family="paragraph" style:parent-style-name="Text_20_body">
      <style:paragraph-properties fo:margin-top="0cm" fo:margin-bottom="0cm" style:line-height-at-least="0.476cm" fo:text-align="start" style:justify-single-word="false" fo:padding="0cm" fo:border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3333" fo:font-weight="normal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Arial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margin-top="0cm" fo:margin-bottom="0cm" fo:text-align="start" style:justify-single-word="false" style:text-autospace="none"/>
      <style:text-properties fo:font-weight="normal" style:font-weight-asian="normal" style:font-weight-complex="normal"/>
    </style:style>
    <style:style style:name="P17" style:family="paragraph" style:parent-style-name="Standard" style:list-style-name="L3">
      <style:paragraph-properties fo:margin-top="0cm" fo:margin-bottom="0cm" fo:text-align="start" style:justify-single-word="false" style:text-autospace="none"/>
    </style:style>
    <style:style style:name="P18" style:family="paragraph" style:parent-style-name="Standard" style:list-style-name="L4">
      <style:paragraph-properties fo:margin-top="0cm" fo:margin-bottom="0cm" fo:text-align="start" style:justify-single-word="false" style:text-autospace="none"/>
    </style:style>
    <style:style style:name="P19" style:family="paragraph" style:parent-style-name="Standard" style:list-style-name="L5">
      <style:paragraph-properties fo:margin-top="0cm" fo:margin-bottom="0cm" fo:text-align="start" style:justify-single-word="false" style:text-autospace="none"/>
    </style:style>
    <style:style style:name="P20" style:family="paragraph" style:parent-style-name="Standard" style:list-style-name="L6">
      <style:paragraph-properties fo:margin-top="0cm" fo:margin-bottom="0cm" fo:text-align="start" style:justify-single-word="false" style:text-autospace="none"/>
    </style:style>
    <style:style style:name="P21" style:family="paragraph" style:parent-style-name="Standard" style:list-style-name="L7">
      <style:paragraph-properties fo:margin-top="0cm" fo:margin-bottom="0cm" fo:text-align="start" style:justify-single-word="false" style:text-autospace="none"/>
    </style:style>
    <style:style style:name="P22" style:family="paragraph" style:parent-style-name="Standard" style:list-style-name="L8">
      <style:paragraph-properties fo:margin-top="0cm" fo:margin-bottom="0cm" fo:text-align="start" style:justify-single-word="false" style:text-autospace="none"/>
    </style:style>
    <style:style style:name="P23" style:family="paragraph" style:parent-style-name="Standard" style:list-style-name="L9">
      <style:paragraph-properties fo:margin-top="0cm" fo:margin-bottom="0cm" fo:text-align="start" style:justify-single-word="false" style:text-autospace="none"/>
    </style:style>
    <style:style style:name="P24" style:family="paragraph" style:parent-style-name="Standard" style:list-style-name="L10">
      <style:paragraph-properties fo:margin-top="0cm" fo:margin-bottom="0cm" fo:text-align="start" style:justify-single-word="false" style:text-autospace="none"/>
    </style:style>
    <style:style style:name="P25" style:family="paragraph" style:parent-style-name="Standard" style:list-style-name="L11">
      <style:paragraph-properties fo:margin-top="0cm" fo:margin-bottom="0cm" fo:text-align="start" style:justify-single-word="false" style:text-autospace="none"/>
    </style:style>
    <style:style style:name="P26" style:family="paragraph" style:parent-style-name="Standard" style:list-style-name="L12">
      <style:paragraph-properties fo:margin-top="0cm" fo:margin-bottom="0cm" fo:text-align="start" style:justify-single-word="false" style:text-autospace="none"/>
    </style:style>
    <style:style style:name="P27" style:family="paragraph" style:parent-style-name="Standard" style:list-style-name="L13">
      <style:paragraph-properties fo:margin-top="0cm" fo:margin-bottom="0cm" fo:text-align="start" style:justify-single-word="false" style:text-autospace="none"/>
    </style:style>
    <style:style style:name="P28" style:family="paragraph" style:parent-style-name="Standard" style:list-style-name="L14">
      <style:paragraph-properties fo:margin-top="0cm" fo:margin-bottom="0cm" fo:text-align="start" style:justify-single-word="false" style:text-autospace="none"/>
    </style:style>
    <style:style style:name="P29" style:family="paragraph" style:parent-style-name="Standard" style:list-style-name="L15">
      <style:paragraph-properties fo:margin-top="0cm" fo:margin-bottom="0cm" fo:text-align="start" style:justify-single-word="false" style:text-autospace="none"/>
    </style:style>
    <style:style style:name="P30" style:family="paragraph" style:parent-style-name="Standard" style:list-style-name="L16">
      <style:paragraph-properties fo:margin-top="0cm" fo:margin-bottom="0cm" fo:text-align="start" style:justify-single-word="false" style:text-autospace="none"/>
    </style:style>
    <style:style style:name="P31" style:family="paragraph" style:parent-style-name="Standard" style:list-style-name="L1">
      <style:paragraph-properties fo:margin-top="0cm" fo:margin-bottom="0cm" style:line-height-at-least="0.476cm" fo:text-align="start" style:justify-single-word="false" fo:padding="0cm" fo:border="none"/>
      <style:text-properties style:font-name="Arial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32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34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  <style:text-properties fo:color="#ff3333"/>
    </style:style>
    <style:style style:name="P35" style:family="paragraph" style:parent-style-name="Text_20_body" style:list-style-name="L1">
      <style:paragraph-properties fo:margin-top="0cm" fo:margin-bottom="0cm" fo:text-align="start" style:justify-single-word="false" style:text-autospace="none"/>
    </style:style>
    <style:style style:name="P36" style:family="paragraph" style:parent-style-name="Text_20_body" style:list-style-name="L1">
      <style:paragraph-properties fo:margin-top="0cm" fo:margin-bottom="0cm" style:line-height-at-least="0.476cm" fo:text-align="start" style:justify-single-word="false" fo:padding="0cm" fo:border="none"/>
    </style:style>
    <style:style style:name="P37" style:family="paragraph" style:parent-style-name="Text_20_body" style:list-style-name="L31">
      <style:paragraph-properties fo:margin-top="0cm" fo:margin-bottom="0cm" style:line-height-at-least="0.476cm" fo:text-align="start" style:justify-single-word="false" fo:padding="0cm" fo:border="none"/>
    </style:style>
    <style:style style:name="P38" style:family="paragraph" style:parent-style-name="Text_20_body" style:list-style-name="L31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39" style:family="paragraph" style:parent-style-name="Text_20_body" style:list-style-name="L32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40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41" style:family="paragraph" style:parent-style-name="Text_20_body" style:list-style-name="L31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42" style:family="paragraph" style:parent-style-name="Preformatted_20_Text" style:list-style-name="L32">
      <style:paragraph-properties fo:margin-top="0cm" fo:margin-bottom="0cm" style:line-height-at-least="0.476cm" fo:text-align="start" style:justify-single-word="false" fo:background-color="#00008b" fo:padding="0.049cm" fo:border="0.002cm solid #333333">
        <style:background-image/>
      </style:paragraph-properties>
      <style:text-properties fo:font-variant="normal" fo:text-transform="none" fo:color="#ffffff" style:font-name="Monaco" fo:font-size="9pt" fo:letter-spacing="normal" fo:font-style="normal" fo:font-weight="normal"/>
    </style:style>
    <style:style style:name="P43" style:family="paragraph" style:parent-style-name="Preformatted_20_Text" style:list-style-name="L32">
      <style:paragraph-properties fo:margin-top="0cm" fo:margin-bottom="0cm" style:line-height-at-least="0.476cm" fo:text-align="start" style:justify-single-word="false" fo:background-color="#00008b" fo:padding="0.049cm" fo:border="0.002cm solid #333333">
        <style:background-image/>
      </style:paragraph-properties>
      <style:text-properties fo:font-variant="normal" fo:text-transform="none" fo:color="#ffffff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 style:font-name-asian="TimesNewRomanPSMT" style:font-name-complex="TimesNewRomanPSMT"/>
    </style:style>
    <style:style style:name="T13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Lucida Grande" fo:font-size="9pt" fo:letter-spacing="normal" fo:font-weight="normal"/>
    </style:style>
    <style:style style:name="T15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16" style:family="text">
      <style:text-properties style:font-name-asian="TimesNewRomanPSMT" style:font-name-complex="TimesNewRomanPSMT"/>
    </style:style>
    <style:style style:name="T17" style:family="text">
      <style:text-properties style:font-name-asian="TimesNewRomanPS-BoldMT" style:font-name-complex="TimesNewRomanPS-BoldMT"/>
    </style:style>
    <style:style style:name="T18" style:family="text">
      <style:text-properties fo:font-weight="normal" style:font-name-asian="TimesNewRomanPS-BoldMT" style:font-weight-asian="normal" style:font-name-complex="TimesNewRomanPS-BoldM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Monaco" fo:font-size="9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Temat:</text:p>
            <text:p text:style-name="P5"/>
            <text:h text:style-name="P8" text:outline-level="1">Podstawy systemu Linux</text:h>
            <text:p text:style-name="P7"/>
          </table:table-cell>
          <table:table-cell table:style-name="Tabela3.B1" office:value-type="string">
            <text:p text:style-name="P4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Numer laboratorium: <text:span text:style-name="T1">1</text:span></text:p>
          </table:table-cell>
          <table:table-cell table:style-name="Tabela4.B1" office:value-type="string">
            <text:p text:style-name="P6">Data wykonania : <text:span text:style-name="T1">07.10.2014</text:span></text:p>
          </table:table-cell>
        </table:table-row>
      </table:table>
      <text:p text:style-name="Standard"/>
      <text:p text:style-name="P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Przydatne komendy systemu Linux</text:p>
          </table:table-cell>
        </table:table-row>
        <table:table-row>
          <table:table-cell table:style-name="Tabela5.A2" office:value-type="string">
            <text:list xml:id="list1852874687478664593" text:style-name="L1">
              <text:list-item>
                <text:p text:style-name="P13"><text:span text:style-name="T1">pwd</text:span> <text:s/>- w<text:span text:style-name="T16">yświetlenie bieżącego katalogu</text:span></text:p>
              </text:list-item>
              <text:list-item>
                <text:p text:style-name="P13"><text:span text:style-name="T1">ls</text:span> <text:s/>- <text:s/>w<text:span text:style-name="T16">yświetlenie listy plików i podkatalogów w bieżącym katalogu</text:span></text:p>
                <text:list>
                  <text:list-item>
                    <text:list>
                      <text:list-item>
                        <text:p text:style-name="P14"><text:span text:style-name="T2">- a –</text:span><text:span text:style-name="T17"> wyświetlanie również ukrytych plików </text:span></text:p>
                      </text:list-item>
                      <text:list-item>
                        <text:p text:style-name="P14"><text:span text:style-name="T2">- l <text:s/></text:span><text:span text:style-name="T17">- w postaci listy ze szczegółowymi informacjami</text:span></text:p>
                      </text:list-item>
                      <text:list-item>
                        <text:p text:style-name="P15"><text:span text:style-name="T17">- B –</text:span><text:span text:style-name="T18"> ukrycie plików oznaczonych znakiem tyldy</text:span></text:p>
                      </text:list-item>
                      <text:list-item>
                        <text:p text:style-name="P15"><text:span text:style-name="T17">- d –</text:span><text:span text:style-name="T18"> pokazuje tylko katalogi</text:span></text:p>
                      </text:list-item>
                      <text:list-item>
                        <text:p text:style-name="P15"><text:span text:style-name="T17">- i wzorzec –</text:span><text:span text:style-name="T18"> ignoruje pliki zgodne ze wzorcem</text:span></text:p>
                      </text:list-item>
                      <text:list-item>
                        <text:p text:style-name="P15"><text:span text:style-name="T17">- R –</text:span><text:span text:style-name="T18"> wyświetlanie rekurencyjne plików z katalogów</text:span></text:p>
                      </text:list-item>
                      <text:list-item>
                        <text:p text:style-name="P15"><text:span text:style-name="T17">- r </text:span><text:span text:style-name="T18">– odwrócenie kolejności wyświetlania plików</text:span></text:p>
                      </text:list-item>
                      <text:list-item>
                        <text:p text:style-name="P15"><text:span text:style-name="T17">- S –</text:span><text:span text:style-name="T18"> sortowanie wg rozmiarów</text:span></text:p>
                      </text:list-item>
                      <text:list-item>
                        <text:p text:style-name="P15"><text:span text:style-name="T17">- t –</text:span><text:span text:style-name="T18"> sortowanie wg czasów modyfikacji</text:span></text:p>
                      </text:list-item>
                      <text:list-item>
                        <text:p text:style-name="P15"><text:span text:style-name="T17">- u</text:span><text:span text:style-name="T18"> – sortowanie wg czasu ostatniego dostępu do pliku</text:span></text:p>
                      </text:list-item>
                      <text:list-item>
                        <text:p text:style-name="P15"><text:span text:style-name="T17">- r –</text:span><text:span text:style-name="T18"> sortowanie wg rozszerzeń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Emphasis"><text:span text:style-name="T6">grep</text:span></text:span><text:span text:style-name="Emphasis"><text:span text:style-name="T3"> </text:span></text:span><text:span text:style-name="T3">- wyszukiwanie ciągu znaków wśród plików określonych przez maskę</text:span></text:p>
              </text:list-item>
              <text:list-item>
                <text:p text:style-name="P35"><text:span text:style-name="Emphasis"><text:span text:style-name="T7">echo</text:span></text:span><text:span text:style-name="Emphasis"><text:span text:style-name="T4"> - wyświetlenie wartośći zmiennej środowiskowej</text:span></text:span></text:p>
              </text:list-item>
              <text:list-item>
                <text:p text:style-name="P35"><text:span text:style-name="Emphasis"><text:span text:style-name="T7">alias</text:span></text:span><text:span text:style-name="Emphasis"><text:span text:style-name="T4"> - tworzenie skrótu wykonującego polecenie</text:span></text:span></text:p>
              </text:list-item>
              <text:list-item>
                <text:p text:style-name="P35"><text:span text:style-name="Emphasis"><text:span text:style-name="T7">env</text:span></text:span><text:span text:style-name="Emphasis"><text:span text:style-name="T4"> - lista aktualnie ustawionych zmiennych środowiskowych</text:span></text:span></text:p>
              </text:list-item>
              <text:list-item>
                <text:p text:style-name="P35"><text:span text:style-name="Emphasis"><text:span text:style-name="T7">set</text:span></text:span><text:span text:style-name="Emphasis"><text:span text:style-name="T4"> - wyświetlanie, ustawianie, usuwanie zmiennych środowiskowych</text:span></text:span></text:p>
              </text:list-item>
              <text:list-item>
                <text:p text:style-name="P35"><text:span text:style-name="Emphasis"><text:span text:style-name="T9">export</text:span></text:span><text:span text:style-name="Emphasis"><text:span text:style-name="T4"> - wyeksportowanie zmiennej środowiskowej</text:span></text:span></text:p>
              </text:list-item>
              <text:list-item>
                <text:p text:style-name="P35"><text:span text:style-name="Emphasis"><text:span text:style-name="T6">hostname</text:span></text:span><text:span text:style-name="Emphasis"><text:span text:style-name="T3"> </text:span></text:span><text:span text:style-name="Emphasis"><text:span text:style-name="T4">- wyświetlenie nazwy komputera</text:span></text:span></text:p>
              </text:list-item>
              <text:list-item>
                <text:p text:style-name="P36"><text:span text:style-name="Emphasis"><text:span text:style-name="T8">id</text:span></text:span><text:span text:style-name="Emphasis"><text:span text:style-name="T5"> </text:span></text:span><text:span text:style-name="T5">- wyświetlenie identyfikatorów użytkownika.</text:span></text:p>
              </text:list-item>
              <text:list-item>
                <text:p text:style-name="P36"><text:span text:style-name="Emphasis"><text:span text:style-name="T8">logname</text:span></text:span><text:span text:style-name="Emphasis"><text:span text:style-name="T5"> </text:span></text:span><text:span text:style-name="T5">- wyświetlenie loginu użytkownika.</text:span></text:p>
              </text:list-item>
              <text:list-item>
                <text:p text:style-name="P35"><text:span text:style-name="Emphasis"><text:span text:style-name="T6">cd &lt;ścieżka&gt;</text:span></text:span><text:span text:style-name="Emphasis"><text:span text:style-name="T3"> </text:span></text:span><text:span text:style-name="Emphasis"><text:span text:style-name="T4">- przejście do podanego katalogu</text:span></text:span></text:p>
              </text:list-item>
              <text:list-item>
                <text:p text:style-name="P36"><text:span text:style-name="Emphasis"><text:span text:style-name="T8">mv &lt;nazwa1&gt;&lt;nazwa2&gt;</text:span></text:span><text:span text:style-name="Emphasis"><text:span text:style-name="T5"> </text:span></text:span><text:span text:style-name="T5">- zmiana nazwy/położenia pliku</text:span></text:p>
              </text:list-item>
              <text:list-item>
                <text:p text:style-name="P36"><text:span text:style-name="Emphasis"><text:span text:style-name="T8">cp &lt;nazwa1&gt;&lt;nazwa2&gt;</text:span></text:span><text:span text:style-name="Emphasis"><text:span text:style-name="T5"> </text:span></text:span><text:span text:style-name="T5">- kopiowanie pliku</text:span></text:p>
              </text:list-item>
              <text:list-item>
                <text:p text:style-name="P36"><text:span text:style-name="Emphasis"><text:span text:style-name="T8">rm &lt;plik&gt;</text:span></text:span><text:span text:style-name="Emphasis"><text:span text:style-name="T5"> </text:span></text:span><text:span text:style-name="T5">- usuwanie pliku. Opcja </text:span><text:span text:style-name="Emphasis"><text:span text:style-name="T5">-rf </text:span></text:span><text:span text:style-name="T5">pozwoli usunąć też cały katalog.</text:span></text:p>
              </text:list-item>
              <text:list-item>
                <text:p text:style-name="P36"><text:span text:style-name="Emphasis"><text:span text:style-name="T8">mkdir &lt;katalog&gt; </text:span></text:span><text:span text:style-name="T5">- tworzenie katalogu</text:span></text:p>
              </text:list-item>
              <text:list-item>
                <text:p text:style-name="P36"><text:span text:style-name="Emphasis"><text:span text:style-name="T8">rmdir &lt;katalog&gt;</text:span></text:span><text:span text:style-name="Emphasis"><text:span text:style-name="T5"> </text:span></text:span><text:span text:style-name="T5">- usuwanie katalogu</text:span></text:p>
              </text:list-item>
              <text:list-item>
                <text:p text:style-name="P36"><text:span text:style-name="Emphasis"><text:span text:style-name="T8">cat &lt;plik&gt;</text:span></text:span><text:span text:style-name="Emphasis"><text:span text:style-name="T5"> </text:span></text:span><text:span text:style-name="T5">- wyświetl zawartość pliku</text:span></text:p>
              </text:list-item>
              <text:list-item>
                <text:p text:style-name="P36"><text:span text:style-name="Emphasis"><text:span text:style-name="T8">head &lt;plik&gt; </text:span></text:span><text:span text:style-name="T5">- wyświetl pierwsze kilka linii pliku</text:span></text:p>
              </text:list-item>
              <text:list-item>
                <text:p text:style-name="P36"><text:span text:style-name="Emphasis"><text:span text:style-name="T8">tail &lt;plik&gt;</text:span></text:span><text:span text:style-name="Emphasis"><text:span text:style-name="T5"> </text:span></text:span><text:span text:style-name="T5">- wyświetl ostatnie kilka linii pliku. Przydatna opcja </text:span><text:span text:style-name="Emphasis"><text:span text:style-name="T5">-f</text:span></text:span><text:span text:style-name="T5"> przy śledzeniu plików logowania.</text:span></text:p>
              </text:list-item>
              <text:list-item>
                <text:p text:style-name="P36"><text:span text:style-name="Emphasis"><text:span text:style-name="T8">ln -s &lt;plik&gt; &lt;link&gt;</text:span></text:span><text:span text:style-name="Emphasis"><text:span text:style-name="T5"> </text:span></text:span><text:span text:style-name="T5">- tworzenie linku symbolicznego do pliku.</text:span></text:p>
              </text:list-item>
              <text:list-item>
                <text:p text:style-name="P36"><text:span text:style-name="Emphasis"><text:span text:style-name="T8">more &lt;plik&gt;</text:span></text:span><text:span text:style-name="Emphasis"><text:span text:style-name="T5"> </text:span></text:span><text:span text:style-name="T5">- wyświetlanie zawartości pliku z zatrzymywaniem po każdym ekranie.</text:span></text:p>
              </text:list-item>
              <text:list-item>
                <text:p text:style-name="P36"><text:span text:style-name="Emphasis"><text:span text:style-name="T8">wc &lt;plik&gt; </text:span></text:span><text:span text:style-name="T5">- zliczanie znaków, słów i linii w pliku.</text:span></text:p>
              </text:list-item>
              <text:list-item>
                <text:p text:style-name="P36"><text:span text:style-name="Emphasis"><text:span text:style-name="T8">ps </text:span></text:span><text:span text:style-name="T5">- pokazanie bieżących procesów w systemie</text:span></text:p>
              </text:list-item>
              <text:list-item>
                <text:p text:style-name="P36"><text:span text:style-name="Emphasis"><text:span text:style-name="T8">kill, killall</text:span></text:span><text:span text:style-name="Emphasis"><text:span text:style-name="T5"> </text:span></text:span><text:span text:style-name="T5">- głównie używane do usuwania procesów</text:span></text:p>
              </text:list-item>
              <text:list-item>
                <text:p text:style-name="P36"><text:span text:style-name="Emphasis"><text:span text:style-name="T8">top</text:span></text:span><text:span text:style-name="Emphasis"><text:span text:style-name="T5"> </text:span></text:span><text:span text:style-name="T5">- pokazanie statystyk procesów najbardziej "zasobożernych"</text:span></text:p>
              </text:list-item>
              <text:list-item>
                <text:p text:style-name="P36"><text:span text:style-name="Emphasis"><text:span text:style-name="T8">&amp; &gt; &gt;&gt; |</text:span></text:span><text:span text:style-name="Emphasis"><text:span text:style-name="T5"> </text:span></text:span><text:span text:style-name="T5">- uruchomienie w tle i przekierowania</text:span></text:p>
              </text:list-item>
              <text:list-item>
                <text:p text:style-name="P36"><text:span text:style-name="Emphasis"><text:span text:style-name="T8">fg, bg </text:span></text:span><text:span text:style-name="T5">- operacje na procesach w tle.</text:span></text:p>
              </text:list-item>
              <text:list-item>
                <text:p text:style-name="P36"><text:span text:style-name="Emphasis"><text:span text:style-name="T8">tty</text:span></text:span><text:span text:style-name="Emphasis"><text:span text:style-name="T5"> </text:span></text:span><text:span text:style-name="T5">- wyświetlenie bieżącego urządzenia terminala</text:span></text:p>
              </text:list-item>
              <text:list-item>
                <text:p text:style-name="P36"><text:span text:style-name="Emphasis"><text:span text:style-name="T8">type &lt;program&gt;</text:span></text:span><text:span text:style-name="Emphasis"><text:span text:style-name="T5"> </text:span></text:span><text:span text:style-name="T5">- pełna ścieżka do programu</text:span></text:p>
              </text:list-item>
              <text:list-item>
                <text:p text:style-name="P36"><text:span text:style-name="Emphasis"><text:span text:style-name="T8">uname -a</text:span></text:span><text:span text:style-name="Emphasis"><text:span text:style-name="T5"> </text:span></text:span><text:span text:style-name="T5">- informacje na temat komputera łącznie z numerem jądra.</text:span></text:p>
              </text:list-item>
              <text:list-item>
                <text:p text:style-name="P31"><text:span text:style-name="T11">man &lt;polecenie&gt;</text:span><text:span text:style-name="T10"> - <text:s/>p</text:span><text:span text:style-name="T12">omoc na temat wskazanego polecenia</text:span></text:p>
              </text:list-item>
              <text:list-item>
                <text:p text:style-name="P14"><text:span text:style-name="T2">chmod &lt;tryb&gt; &lt;nazwa&gt;</text:span><text:span text:style-name="T17"> - z</text:span><text:span text:style-name="T16">miana praw dostępu wskazanego pliku lub katalogu</text:span></text:p>
              </text:list-item>
              <text:list-item>
                <text:p text:style-name="P13"><text:soft-page-break/><text:span text:style-name="T11">mount &lt;ścieżka&gt;</text:span><text:span text:style-name="T10"> - z</text:span><text:span text:style-name="T12">amontowanie napędu na który wskazuje podana ścieżka</text:span></text:p>
              </text:list-item>
              <text:list-item>
                <text:p text:style-name="P13"><text:span text:style-name="T1">umount &lt;scieżka&gt;</text:span> - <text:s/>o<text:span text:style-name="T16">dmontowanie napędu</text:span></text:p>
              </text:list-item>
              <text:list-item>
                <text:p text:style-name="P13"><text:span text:style-name="T1">tar cvzf [arch] [pliki]</text:span> - u<text:span text:style-name="T16">tworzenie archiwum TAR ze wskazanych plików</text:span></text:p>
              </text:list-item>
              <text:list-item>
                <text:p text:style-name="P13"><text:span text:style-name="T1">tar tvzf [arch]</text:span> - <text:span text:style-name="T16">wyświetlenie listy zawartości <text:s/>archiwum</text:span></text:p>
              </text:list-item>
              <text:list-item>
                <text:p text:style-name="P14"><text:span text:style-name="T2">tar xvzf [arch] </text:span><text:span text:style-name="T17">- r</text:span><text:span text:style-name="T16">ozpakowanie zawartości archiwum</text:span></text:p>
              </text:list-item>
            </text:list>
            <text:p text:style-name="P10"/>
          </table:table-cell>
        </table:table-row>
      </table:table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Przydatne komendy edytora vim </text:p>
          </table:table-cell>
        </table:table-row>
        <table:table-row>
          <table:table-cell table:style-name="Tabela6.A2" office:value-type="string">
            <text:p text:style-name="P11">Otwieranie edytora VIM:</text:p>
            <text:list xml:id="list8585127865280802895" text:style-name="L2">
              <text:list-item>
                <text:p text:style-name="P16">vim - otwarcie edytora</text:p>
              </text:list-item>
              <text:list-item>
                <text:p text:style-name="P16">vim plik (pliki) - jw. + otwarcie pliku lub kilku plików</text:p>
              </text:list-item>
              <text:list-item>
                <text:p text:style-name="P16">vim plik +5 - jw + ustawienie kursora w linii</text:p>
              </text:list-item>
            </text:list>
            <text:p text:style-name="P9"/>
            <text:p text:style-name="P11">Nawigacja pomiędzy otwartymi plikami:</text:p>
            <text:list xml:id="list259313127828172363" text:style-name="L3">
              <text:list-item>
                <text:p text:style-name="P17">:n - przejście do następnego pliku</text:p>
              </text:list-item>
              <text:list-item>
                <text:p text:style-name="P17">:rew - przejście do poprzedniego pliku</text:p>
              </text:list-item>
            </text:list>
            <text:p text:style-name="P9"/>
            <text:p text:style-name="P11">Wczytywanie plików:</text:p>
            <text:list xml:id="list8421465595258319586" text:style-name="L4">
              <text:list-item>
                <text:p text:style-name="P18">:e plik- wczytanie pliku do bufora</text:p>
              </text:list-item>
              <text:list-item>
                <text:p text:style-name="P18">:e# -ponowne wczytanie ostatnio wczytanego pliku</text:p>
              </text:list-item>
              <text:list-item>
                <text:p text:style-name="P18">:e! wczytanie aktualnie otwartego pliku</text:p>
              </text:list-item>
              <text:list-item>
                <text:p text:style-name="P18">:r wczytanie pliku za bieżącą linię</text:p>
              </text:list-item>
            </text:list>
            <text:p text:style-name="P9"/>
            <text:p text:style-name="P11">Zapis plików:</text:p>
            <text:list xml:id="list9182211978229882200" text:style-name="L5">
              <text:list-item>
                <text:p text:style-name="P19">:w -zapis</text:p>
              </text:list-item>
              <text:list-item>
                <text:p text:style-name="P19">:w! wymuszenie zapisu pliku</text:p>
              </text:list-item>
              <text:list-item>
                <text:p text:style-name="P19">:w plik - zapis do pliku</text:p>
              </text:list-item>
              <text:list-item>
                <text:p text:style-name="P19">:wq, ZZ, :x <text:s/>- wyjście + zapis</text:p>
              </text:list-item>
              <text:list-item>
                <text:p text:style-name="P19">:wq! - wyjście + bezwzględny zapis</text:p>
              </text:list-item>
              <text:list-item>
                <text:p text:style-name="P19">:q! wyjście bez zapisu</text:p>
              </text:list-item>
            </text:list>
            <text:p text:style-name="P9"/>
            <text:p text:style-name="P11">Pomoc:</text:p>
            <text:list xml:id="list7507122251204409449" text:style-name="L6">
              <text:list-item>
                <text:p text:style-name="P20">:help pomoc</text:p>
              </text:list-item>
              <text:list-item>
                <text:p text:style-name="P20">K - manual na temat wyrazu pod kursorem</text:p>
              </text:list-item>
            </text:list>
            <text:p text:style-name="P9"/>
            <text:p text:style-name="P11">Poruszanie kursorem:</text:p>
            <text:list xml:id="list6310352994979160146" text:style-name="L7">
              <text:list-item>
                <text:p text:style-name="P21">j,k,h,l - dół, góra,lewo,prawo</text:p>
              </text:list-item>
              <text:list-item>
                <text:p text:style-name="P21">5l - 5 znaków w prawo, 5h - 5 znaków w lewo</text:p>
              </text:list-item>
              <text:list-item>
                <text:p text:style-name="P21">5j - pięć linii w dół, 5k pięć linii w górę</text:p>
              </text:list-item>
              <text:list-item>
                <text:p text:style-name="P21">0 - kursor na początek linii</text:p>
              </text:list-item>
              <text:list-item>
                <text:p text:style-name="P21">$ kursor na koniec linii</text:p>
              </text:list-item>
              <text:list-item>
                <text:p text:style-name="P21">gg - kursor na początek pliku</text:p>
              </text:list-item>
              <text:list-item>
                <text:p text:style-name="P21">G kursor na koniec pliku</text:p>
              </text:list-item>
              <text:list-item>
                <text:p text:style-name="P21">5G skok do linii 5</text:p>
              </text:list-item>
              <text:list-item>
                <text:p text:style-name="P21">:10 kursor na 10 linii</text:p>
              </text:list-item>
              <text:list-item>
                <text:p text:style-name="P21">^f - przewijanie o ekran w przód</text:p>
              </text:list-item>
              <text:list-item>
                <text:p text:style-name="P21">^b przewijanie o ekran w tył</text:p>
              </text:list-item>
              <text:list-item>
                <text:p text:style-name="P21"><text:soft-page-break/>^d pól ekranu w przód</text:p>
              </text:list-item>
              <text:list-item>
                <text:p text:style-name="P21">^u pół ekranu w tył</text:p>
              </text:list-item>
              <text:list-item>
                <text:p text:style-name="P21">^e linijkę w dół</text:p>
              </text:list-item>
              <text:list-item>
                <text:p text:style-name="P21">^y linijkę w górę</text:p>
              </text:list-item>
              <text:list-item>
                <text:p text:style-name="P21">H kursor na początek pierwszej linii ekranu</text:p>
              </text:list-item>
              <text:list-item>
                <text:p text:style-name="P21">L kursor na początek ostatniej linii ekranu</text:p>
              </text:list-item>
              <text:list-item>
                <text:p text:style-name="P21">M kursor na początek środkowej linii ekranu</text:p>
              </text:list-item>
              <text:list-item>
                <text:p text:style-name="P21">z - linia na której stoi kursor na górę ekranu</text:p>
              </text:list-item>
              <text:list-item>
                <text:p text:style-name="P21">z.- linia na której stoi kursor na środek ekranu</text:p>
              </text:list-item>
              <text:list-item>
                <text:p text:style-name="P21">z-- linia na której stoi kursor na dół ekranu </text:p>
              </text:list-item>
            </text:list>
            <text:p text:style-name="P9"/>
            <text:p text:style-name="P11">Wyszukiwanie:</text:p>
            <text:list xml:id="list4695022841910011573" text:style-name="L8">
              <text:list-item>
                <text:p text:style-name="P22">* skok do następnego wyrazu który jest aktualnie pod kursorem</text:p>
              </text:list-item>
              <text:list-item>
                <text:p text:style-name="P22"># skok do poprzedniego wyrazu który jest aktualnie pod kursorem</text:p>
              </text:list-item>
              <text:list-item>
                <text:p text:style-name="P22">/napis skok do pierwszego wystąpienia tekstu "napis"</text:p>
              </text:list-item>
              <text:list-item>
                <text:p text:style-name="P22">?napis skok do poprzedniego wystąpienia tekstu "napis"</text:p>
              </text:list-item>
              <text:list-item>
                <text:p text:style-name="P22">n powtórzenie ostatniego wyszukania w przód</text:p>
              </text:list-item>
              <text:list-item>
                <text:p text:style-name="P22">N powtórzenie ostatniego wyszukania w tył</text:p>
              </text:list-item>
              <text:list-item>
                <text:p text:style-name="P22">m zapamiętanie bieżącej pozycji</text:p>
              </text:list-item>
              <text:list-item>
                <text:p text:style-name="P22">`z - ustawienie kursora na pozycji oznaczonej literą z</text:p>
              </text:list-item>
              <text:list-item>
                <text:p text:style-name="P22">`` - ustawienie kursora w miejsce z którego ostatnio nastąpił skok</text:p>
              </text:list-item>
              <text:list-item>
                <text:p text:style-name="P22">'' - ustawienie kursora na pierwszym nie pustym znaku w linii z której ostatnio nastąpił skok</text:p>
              </text:list-item>
            </text:list>
            <text:p text:style-name="P9"/>
            <text:p text:style-name="P11">Przechodzenie pomiędzy trybami:</text:p>
            <text:list xml:id="list2053714098799730619" text:style-name="L9">
              <text:list-item>
                <text:p text:style-name="P23">i - wstawianie tekstu przed kursorem</text:p>
              </text:list-item>
              <text:list-item>
                <text:p text:style-name="P23">I - wstawianie tekstu na początek linii</text:p>
              </text:list-item>
              <text:list-item>
                <text:p text:style-name="P23">a - wstawianie tekstu za kursorem</text:p>
              </text:list-item>
              <text:list-item>
                <text:p text:style-name="P23">A - wstawianie tekstu na końcu linii</text:p>
              </text:list-item>
              <text:list-item>
                <text:p text:style-name="P23">o - dodanie pustej linii pod linią w której znajduje się kursor</text:p>
              </text:list-item>
              <text:list-item>
                <text:p text:style-name="P23">O - dodanie pustej linii nad linią w której znajduje się kursor</text:p>
              </text:list-item>
              <text:list-item>
                <text:p text:style-name="P23">ESC - przejście do trybu komend</text:p>
              </text:list-item>
            </text:list>
            <text:p text:style-name="P9"/>
            <text:p text:style-name="P11">Zamiana:</text:p>
            <text:list xml:id="list2077374668548497572" text:style-name="L10">
              <text:list-item>
                <text:p text:style-name="P24">~ - zamiana liter dużą na małą i odwrotnie</text:p>
              </text:list-item>
              <text:list-item>
                <text:p text:style-name="P24">xp - zamiana sąsiednich znaków</text:p>
              </text:list-item>
              <text:list-item>
                <text:p text:style-name="P24">ddp - zamiana sąsiednich linii</text:p>
              </text:list-item>
              <text:list-item>
                <text:p text:style-name="P24">cw zamiana sąsiednich słów</text:p>
              </text:list-item>
            </text:list>
            <text:p text:style-name="P9"/>
            <text:p text:style-name="P11">Kasowanie:</text:p>
            <text:list xml:id="list7481175355478766796" text:style-name="L11">
              <text:list-item>
                <text:p text:style-name="P25">x kasowanie znaku nad kursorem</text:p>
              </text:list-item>
              <text:list-item>
                <text:p text:style-name="P25">4x - kasowanie 4 znaków począwszy od tego nad kursorem</text:p>
              </text:list-item>
              <text:list-item>
                <text:p text:style-name="P25">X - kasowanie znaku sprzed znaku nad kursorem</text:p>
              </text:list-item>
              <text:list-item>
                <text:p text:style-name="P25">dw - skasowanie znaków od kursora do końca słowa włączając spację</text:p>
              </text:list-item>
              <text:list-item>
                <text:p text:style-name="P25">de - skasowanie znaków od kursora do końca słowa wyłączając spacje</text:p>
              </text:list-item>
              <text:list-item>
                <text:p text:style-name="P25">2dw - skasowanie 2 słów</text:p>
              </text:list-item>
              <text:list-item>
                <text:p text:style-name="P25">dd skasowanie bieżącej linii</text:p>
              </text:list-item>
              <text:list-item>
                <text:p text:style-name="P25">5dd - skasowanie 5 linii </text:p>
              </text:list-item>
              <text:list-item>
                <text:p text:style-name="P25"><text:soft-page-break/>d5j - skasowanie linii bieżącej i 5 linii w dół</text:p>
              </text:list-item>
            </text:list>
            <text:p text:style-name="P9"/>
            <text:p text:style-name="P11">Zapamiętanie:</text:p>
            <text:list xml:id="list4949049293741162717" text:style-name="L12">
              <text:list-item>
                <text:p text:style-name="P26">yy,Y - zapamiętanie bieżącej linii</text:p>
              </text:list-item>
              <text:list-item>
                <text:p text:style-name="P26">3yy,3Y - zapamiętanie 3 linii</text:p>
              </text:list-item>
              <text:list-item>
                <text:p text:style-name="P26">3yl - zapamiętanie 3 znaków z prawej</text:p>
              </text:list-item>
              <text:list-item>
                <text:p text:style-name="P26">3yh - zapamiętanie 3 znaków z lewej</text:p>
              </text:list-item>
              <text:list-item>
                <text:p text:style-name="P26">y3j - zapamiętanie linii bieżącej i 3 w dół</text:p>
                <text:p text:style-name="P26"/>
              </text:list-item>
            </text:list>
            <text:p text:style-name="P11">Wstawianie:</text:p>
            <text:list xml:id="list6359599899374832055" text:style-name="L13">
              <text:list-item>
                <text:p text:style-name="P27">p - wstawianie zawartości bufora za kursorem</text:p>
              </text:list-item>
              <text:list-item>
                <text:p text:style-name="P27">P - wstawianie zawartości bufora przed kursorem</text:p>
              </text:list-item>
            </text:list>
            <text:p text:style-name="P9"/>
            <text:p text:style-name="P11">Wyszukiwanie i zastępowanie:</text:p>
            <text:list xml:id="list953659124665924533" text:style-name="L14">
              <text:list-item>
                <text:p text:style-name="P28">:s/a/b - wyszukanie następnego wystąpienia "a" i zastąpienie "b"</text:p>
              </text:list-item>
              <text:list-item>
                <text:p text:style-name="P28">:%s/a/b/g - zastąpienie BEZ potwierdzania tekstu 'stary' na tekst 'nowy' w całym pliku</text:p>
              </text:list-item>
              <text:list-item>
                <text:p text:style-name="P28">:%s/a/b/gc - <text:s/>zastąpienie z potwierdzaniem tekstu 'stary' na tekst 'nowy' w całym plik</text:p>
              </text:list-item>
              <text:list-item>
                <text:p text:style-name="P28">\&lt;text\&gt; - wyszukiwanie tekstu 'text' jako całego wyrazu</text:p>
              </text:list-item>
            </text:list>
            <text:p text:style-name="P9"/>
            <text:p text:style-name="P11">Edycja zmian:</text:p>
            <text:list xml:id="list2781751332805034015" text:style-name="L15">
              <text:list-item>
                <text:p text:style-name="P29">nu - cofnięcie ostatnich n poleceń</text:p>
              </text:list-item>
              <text:list-item>
                <text:p text:style-name="P29">U - cofnięcie wszystkich zmian w bieżącej linii</text:p>
              </text:list-item>
              <text:list-item>
                <text:p text:style-name="P29">. - powtórzenie ostatniego polecenia</text:p>
              </text:list-item>
            </text:list>
            <text:p text:style-name="P9"/>
            <text:p text:style-name="P11">Konfiguracja vima:</text:p>
            <text:list xml:id="list5115613321312169968" text:style-name="L16">
              <text:list-item>
                <text:p text:style-name="P30">:map klawisz - mapowanie przycisków</text:p>
              </text:list-item>
              <text:list-item>
                <text:p text:style-name="P30">:unmap klawisz - odmapowanie przycisków</text:p>
              </text:list-item>
              <text:list-item>
                <text:p text:style-name="P30">:ab ciąg - tworzenie skrótu</text:p>
              </text:list-item>
              <text:list-item>
                <text:p text:style-name="P30">:una ciąg odwołanie skrótu</text:p>
              </text:list-item>
              <text:list-item>
                <text:p text:style-name="P30">:higlight grupa klucz=wartość - ustawianie kolorów</text:p>
              </text:list-item>
              <text:list-item>
                <text:p text:style-name="P30">:set opcja - <text:s/>obsługa opcji</text:p>
              </text:list-item>
              <text:list-item>
                <text:p text:style-name="P30">:set number - numerowanie linii</text:p>
              </text:list-item>
              <text:list-item>
                <text:p text:style-name="P30">:set nonumber - kończy numerowanie linii</text:p>
              </text:list-item>
              <text:list-item>
                <text:p text:style-name="P30">:syntax on - podświetlanie słów kluczowych pliku</text:p>
              </text:list-item>
              <text:list-item>
                <text:p text:style-name="P30">:syntax off - wyłączenie podświetlania słów kluczowych pliku</text:p>
              </text:list-item>
              <text:list-item>
                <text:p text:style-name="P30">:vim:polecenie - obsługa polecenia vim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list xml:id="list9018563428950085246" text:style-name="L31">
              <text:list-item>
                <text:p text:style-name="P41"><text:span text:style-name="T13">Wpisać do pliku konfiguracyjnego .bashrc następującą linię:<text:line-break/></text:span><text:span text:style-name="Emphasis"><text:span text:style-name="T13">export BLABLA="ala ma kota"</text:span></text:span></text:p>
              </text:list-item>
              <text:list-item>
                <text:p text:style-name="P38">Otworzyć nowy terminal.</text:p>
              </text:list-item>
              <text:list-item>
                <text:p text:style-name="P37"><text:span text:style-name="T13">Sprawdzić zawartość zmiennej BLABLA za pomocą:<text:line-break/></text:span><text:span text:style-name="Emphasis"><text:span text:style-name="T13">echo $BLABLA</text:span>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33">Polecenie wyświetli w terminalu napis „ala ma kota”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ext:soft-page-break/>
        <table:table-row>
          <table:table-cell table:style-name="Tabela8.A1" office:value-type="string">
            <text:list xml:id="list37706867" text:continue-numbering="true" text:style-name="L31">
              <text:list-item>
                <text:p text:style-name="P41"><text:span text:style-name="Emphasis"><text:span text:style-name="T13">Stworzyć w katalogu domowym katalog A oraz B. W katalogu A katalog AA oraz BB. W katalogu AA katalog AAA oraz BBB. W katalogu B katalog CC. Teraz wykonać </text:span></text:span><text:span text:style-name="Emphasis"><text:span text:style-name="T14">cd</text:span></text:span><text:span text:style-name="Emphasis"><text:span text:style-name="T13"> (bez parametrów, znajdziemy się w katalogu domowym) i jednym poleceniem przejść do katalogu BBB. Sprawdzić gdzie jesteśmy </text:span></text:span><text:span text:style-name="Emphasis"><text:span text:style-name="T14">pwd</text:span></text:span><text:span text:style-name="Emphasis"><text:span text:style-name="T13">. Następnie jednym poleceniem przejść do katalogu CC. Usunąć katalog CC. Usunąć katalog A. Usunąć katalog B. </text:span>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33">mkdir A</text:p>
            <text:p text:style-name="P33">mkdir B</text:p>
            <text:p text:style-name="P33">cd A</text:p>
            <text:p text:style-name="P33">mkdir AA</text:p>
            <text:p text:style-name="P33">mkdir BB</text:p>
            <text:p text:style-name="P33">cd AA</text:p>
            <text:p text:style-name="P33">mkdir AAA</text:p>
            <text:p text:style-name="P33">mkdir BBB</text:p>
            <text:p text:style-name="P33">cd</text:p>
            <text:p text:style-name="P33">cd B</text:p>
            <text:p text:style-name="P33">mkdir CC</text:p>
            <text:p text:style-name="P33">cd</text:p>
            <text:p text:style-name="P33">cd A/AA/BB</text:p>
            <text:p text:style-name="P33">pwd</text:p>
            <text:p text:style-name="P33">cd ../../../B/CC</text:p>
            <text:p text:style-name="P33">cd</text:p>
            <text:p text:style-name="P33">rm -rf B/CC</text:p>
            <text:p text:style-name="P33">rm -rf A</text:p>
            <text:p text:style-name="P33">rm -rf B</text:p>
          </table:table-cell>
        </table:table-row>
      </table:table>
      <text:p text:style-name="Standard"/>
      <text:p text:style-name="Standard"/>
      <text:p text:style-name="Standard"/>
      <table:table table:name="Tabela9" table:style-name="Tabela9">
        <table:table-column table:style-name="Tabela9.A"/>
        <table:table-row>
          <table:table-cell table:style-name="Tabela9.A1" office:value-type="string">
            <text:list xml:id="list37711765" text:continue-numbering="true" text:style-name="L31">
              <text:list-item>
                <text:p text:style-name="P41"><text:span text:style-name="Emphasis"><text:span text:style-name="T13">Uruchomić polecenie </text:span></text:span><text:span text:style-name="Emphasis"><text:span text:style-name="T14">ls &gt; plik.txt</text:span></text:span><text:span text:style-name="Emphasis"><text:span text:style-name="T13"> co będzie zawartością pliku </text:span></text:span><text:span text:style-name="Emphasis"><text:span text:style-name="T14">plik.txt</text:span></text:span><text:span text:style-name="Emphasis"><text:span text:style-name="T13">? Można posłużyć się poleceniem </text:span></text:span><text:span text:style-name="Emphasis"><text:span text:style-name="T14">more </text:span></text:span><text:span text:style-name="Emphasis"><text:span text:style-name="T13">lub </text:span></text:span><text:span text:style-name="Emphasis"><text:span text:style-name="T14">cat</text:span></text:span><text:span text:style-name="Emphasis"><text:span text:style-name="T13">. Jaka jest wielkość pliku? <text:line-break/>Teraz wykonać to samo ale z przekierowaniem </text:span></text:span><text:span text:style-name="Emphasis"><text:span text:style-name="T14">&gt;&gt;</text:span></text:span><text:span text:style-name="Emphasis"><text:span text:style-name="T13">. Jaka jest wielkość pliku? Powtórzyć operacje z pojedyńczym przekierowaniem i jeszcze raz sprawdzić wielkość pliku. </text:span>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33">ls &gt; plik.txt – zawartością plik.txt będzie to co zwróciło ls (wielkość pliku 8586b)</text:p>
            <text:p text:style-name="P33">ls &gt;&gt; plik.txt – zawartością plik.txt będzie poprzednia zawartość tego pliku + to co zwróciło ls (wielkość plik 1716b)</text:p>
            <text:p text:style-name="P33">ls &gt; plik.txt – poprzednia zawartość plik.txt została wykasowana a nową zawartością będzie to co zwróciło ls (wielkość pliku 8586b)</text:p>
            <text:p text:style-name="P33"/>
          </table:table-cell>
        </table:table-row>
      </table:table>
      <text:p text:style-name="Standard"/>
      <text:p text:style-name="P12">Programy kompilowałem przy pomocy : gcc -Wall -o program program.c</text:p>
      <text:p text:style-name="Standard"/>
      <table:table table:name="Tabela10" table:style-name="Tabela10">
        <table:table-column table:style-name="Tabela10.A"/>
        <table:table-row>
          <table:table-cell table:style-name="Tabela10.A1" office:value-type="string">
            <text:list xml:id="list37697117" text:continue-numbering="true" text:style-name="L31">
              <text:list-item>
                <text:p text:style-name="P41"><text:span text:style-name="Emphasis"><text:span text:style-name="T13">Napisać prosty program typu "hello world" i go skompilować. Kompilacja odbywa się za pomocą kompilatora gcc.  </text:span>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33">#include &lt;stdio.h&gt;</text:p>
            <text:p text:style-name="P33">#include &lt;stdlib.h&gt;</text:p>
            <text:p text:style-name="P33"/>
            <text:p text:style-name="P33">int main(int argc, char *argv[])</text:p>
            <text:p text:style-name="P33">{</text:p>
            <text:p text:style-name="P33"/>
            <text:p text:style-name="P33"/>
            <text:p text:style-name="P33">printf("Witaj swiecie\n");</text:p>
            <text:p text:style-name="P33"><text:soft-page-break/></text:p>
            <text:p text:style-name="P33"/>
            <text:p text:style-name="P33">return 0;</text:p>
            <text:p text:style-name="P33">}</text:p>
            <text:p text:style-name="P33"/>
            <text:p text:style-name="P33"/>
            <text:p text:style-name="P33"/>
          </table:table-cell>
        </table:table-row>
        <table:table-row>
          <table:table-cell table:style-name="Tabela10.A2" office:value-type="string">
            <text:p text:style-name="P33"><text:span text:style-name="T15">student@st14-lab312:~/3ID13A$ ./zadanie1</text:span><text:line-break/><text:span text:style-name="T15">Witaj swiecie</text:span> </text:p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row>
          <table:table-cell table:style-name="Tabela11.A1" office:value-type="string">
            <text:list xml:id="list37726507" text:continue-numbering="true" text:style-name="L31">
              <text:list-item>
                <text:p text:style-name="P41"><text:span text:style-name="Emphasis"><text:span text:style-name="T13">Napisać program wyświetlający parametry wejściowe. Każdy parametr powinien być wyświetlony w osobnym wierszu i w odwrotnej kolejności podawania. </text:span>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33">#include &lt;stdio.h&gt;</text:p>
            <text:p text:style-name="P33">#include &lt;stdlib.h&gt;</text:p>
            <text:p text:style-name="P33"/>
            <text:p text:style-name="P33">int main(int argc, char *argv[])</text:p>
            <text:p text:style-name="P33">{</text:p>
            <text:p text:style-name="P33"/>
            <text:p text:style-name="P33"/>
            <text:p text:style-name="P33">int i=0;</text:p>
            <text:p text:style-name="P33"><text:tab/>for(i=argc-1;i&gt;=00;i--){</text:p>
            <text:p text:style-name="P33"><text:tab/>printf("%s\n",argv[i]);</text:p>
            <text:p text:style-name="P33"><text:tab/></text:p>
            <text:p text:style-name="P33">}</text:p>
            <text:p text:style-name="P33"/>
            <text:p text:style-name="P33">return 0;</text:p>
            <text:p text:style-name="P33">}</text:p>
            <text:p text:style-name="P33"/>
            <text:p text:style-name="P33"/>
            <text:p text:style-name="P33"/>
          </table:table-cell>
        </table:table-row>
        <table:table-row>
          <table:table-cell table:style-name="Tabela11.A2" office:value-type="string">
            <text:p text:style-name="P33"><text:span text:style-name="T15">student@st14-lab312:~/3ID13A$ ./zadanie2 p o l s</text:span><text:line-break/><text:span text:style-name="T15">s</text:span><text:line-break/><text:span text:style-name="T15">l</text:span><text:line-break/><text:span text:style-name="T15">o</text:span><text:line-break/><text:span text:style-name="T15">p</text:span><text:line-break/><text:span text:style-name="T15">./zadanie2</text:span> </text:p>
          </table:table-cell>
        </table:table-row>
      </table:table>
      <text:p text:style-name="Standard"/>
      <table:table table:name="Tabela12" table:style-name="Tabela12">
        <table:table-column table:style-name="Tabela12.A"/>
        <table:table-row>
          <table:table-cell table:style-name="Tabela12.A1" office:value-type="string">
            <text:list xml:id="list37708868" text:continue-numbering="true" text:style-name="L31">
              <text:list-item>
                <text:p text:style-name="P41"><text:span text:style-name="Emphasis"><text:span text:style-name="T13">poniższy program ma przekazaną listę zmiennych przez trzeci argument funkcji main oraz ją wyświetla:</text:span></text:span></text:p>
                <text:p text:style-name="P42">main(argc,argv,envp)</text:p>
                <text:p text:style-name="P43"><text:s text:c="4"/><text:span text:style-name="T20">int argc;</text:span></text:p>
                <text:p text:style-name="P43"><text:s text:c="4"/><text:span text:style-name="T20">char *argv[];</text:span></text:p>
                <text:p text:style-name="P43"><text:s text:c="4"/><text:span text:style-name="T20">char *envp[];</text:span></text:p>
                <text:p text:style-name="P43"><text:s text:c="4"/><text:span text:style-name="T20">{</text:span></text:p>
                <text:p text:style-name="P43"><text:s text:c="4"/><text:span text:style-name="T20">int ii;</text:span></text:p>
                <text:p text:style-name="P43"><text:s text:c="4"/><text:span text:style-name="T20">for (ii=0; envp[ii] != (char *) 0; ii++)</text:span></text:p>
                <text:p text:style-name="P43"><text:s text:c="8"/><text:span text:style-name="T20">printf("%s\n",envp[ii]);</text:span></text:p>
                <text:p text:style-name="P43"><text:s text:c="4"/><text:span text:style-name="T20">exit(0);</text:span></text:p>
                <text:p text:style-name="P43"><text:s text:c="4"/><text:span text:style-name="T20">}</text:span></text:p>
              </text:list-item>
              <text:list-item text:style-override="L32">
                <text:p text:style-name="P39">Należy przepisać i uruchomić</text:p>
              </text:list-item>
            </text:list>
            <text:p text:style-name="P40"><text:span text:style-name="Emphasis"><text:span text:style-name="T13"/></text:span></text:p>
          </table:table-cell>
        </table:table-row>
        <text:soft-page-break/>
        <table:table-row>
          <table:table-cell table:style-name="Tabela12.A2" office:value-type="string">
            <text:p text:style-name="P33">#include &lt;stdio.h&gt;</text:p>
            <text:p text:style-name="P33">#include &lt;stdlib.h&gt;</text:p>
            <text:p text:style-name="P33"/>
            <text:p text:style-name="P33">int main(int argc, char *argv[],char *envp[])</text:p>
            <text:p text:style-name="P33">{</text:p>
            <text:p text:style-name="P33"/>
            <text:p text:style-name="P33"/>
            <text:p text:style-name="P33">int i=0;</text:p>
            <text:p text:style-name="P33"><text:tab/>for(i=0;envp[i]!=(char *) 0;i++){</text:p>
            <text:p text:style-name="P33"><text:tab/>printf("%s\n",envp[i]);</text:p>
            <text:p text:style-name="P33"><text:tab/></text:p>
            <text:p text:style-name="P33">}</text:p>
            <text:p text:style-name="P33"/>
            <text:p text:style-name="P33">return 0;</text:p>
            <text:p text:style-name="P33">}</text:p>
            <text:p text:style-name="P33"/>
            <text:p text:style-name="P33"/>
          </table:table-cell>
        </table:table-row>
        <table:table-row>
          <table:table-cell table:style-name="Tabela12.A2" office:value-type="string">
            <text:p text:style-name="P33"><text:span text:style-name="T15">student@st14-lab312:~/3ID13A$ ./zadanie3</text:span><text:line-break/><text:span text:style-name="T15">BLABLA=ala ma kota</text:span><text:line-break/><text:span text:style-name="T15">SSH_AGENT_PID=1652</text:span><text:line-break/><text:span text:style-name="T15">GPG_AGENT_INFO=/tmp/keyring-0gltbi/gpg:0:1</text:span><text:line-break/><text:span text:style-name="T15">TERM=xterm</text:span><text:line-break/><text:span text:style-name="T15">SHELL=/bin/bash</text:span><text:line-break/><text:span text:style-name="T15">XDG_SESSION_COOKIE=654c6916bc29dff7c89b695200000008-1412681736.125402-1247999327</text:span><text:line-break/><text:span text:style-name="T15">WINDOWID=54525958</text:span><text:line-break/><text:span text:style-name="T15">GNOME_KEYRING_CONTROL=/tmp/keyring-0gltbi</text:span><text:line-break/><text:span text:style-name="T15">USER=student</text:span><text:line-break/><text:span text:style-name="T15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</text:span><text:line-break/><text:span text:style-name="T15">XDG_SESSION_PATH=/org/freedesktop/DisplayManager/Session0</text:span><text:line-break/><text:span text:style-name="T15">XDG_SEAT_PATH=/org/freedesktop/DisplayManager/Seat0</text:span><text:line-break/><text:span text:style-name="T15">SSH_AUTH_SOCK=/tmp/keyring-0gltbi/ssh</text:span><text:line-break/><text:span text:style-name="T15">SESSION_MANAGER=local/st14-lab312:@/tmp/.ICE-unix/1617,unix/st14-lab312:/tmp/.ICE-unix/1617</text:span><text:line-break/><text:span text:style-name="T15">DEFAULTS_PATH=/usr/share/gconf/ubuntu.default.path</text:span><text:line-break/><text:span text:style-name="T15">XDG_CONFIG_DIRS=/etc/xdg/xdg-ubuntu:/etc/xdg</text:span><text:line-break/><text:span text:style-name="T15">PATH=/usr/lib/lightdm/lightdm:/usr/local/sbin:/usr/local/bin:/usr/sbin:/usr/bin:/sbin:/bin:/usr/games</text:span><text:line-break/><text:span text:style-name="T15">DESKTOP_SESSION=ubuntu</text:span><text:line-break/><text:span text:style-name="T15">PWD=/HOME/student/3ID13A</text:span><text:line-break/><text:span text:style-name="T15">GNOME_KEYRING_PID=1606</text:span><text:line-break/><text:span text:style-name="T15">LANG=pl_PL.UTF-8</text:span><text:line-break/><text:span text:style-name="T15">MANDATORY_PATH=/usr/share/gconf/ubuntu.mandatory.path</text:span><text:line-break/><text:span text:style-name="T15">UBUNTU_MENUPROXY=libappmenu.so</text:span><text:line-break/><text:span text:style-name="T15">COMPIZ_CONFIG_PROFILE=ubuntu</text:span><text:line-break/><text:span text:style-name="T15">GDMSESSION=ubuntu</text:span><text:line-break/><text:span text:style-name="T15">SHLVL=1</text:span><text:line-break/><text:span text:style-name="T15">HOME=/HOME/student</text:span><text:line-break/><text:span text:style-name="T15">GNOME_DESKTOP_SESSION_ID=this-is-deprecated</text:span><text:line-break/><text:soft-page-break/><text:span text:style-name="T15">LOGNAME=student</text:span><text:line-break/><text:span text:style-name="T15">XDG_DATA_DIRS=/usr/share/ubuntu:/usr/share/gnome:/usr/local/share/:/usr/share/</text:span><text:line-break/><text:span text:style-name="T15">DBUS_SESSION_BUS_ADDRESS=unix:abstract=/tmp/dbus-2tC3LgAp5Y,guid=662769b803c8acaa404dca0400000020</text:span><text:line-break/><text:span text:style-name="T15">LESSOPEN=| /usr/bin/lesspipe %s</text:span><text:line-break/><text:span text:style-name="T15">DISPLAY=:0</text:span><text:line-break/><text:span text:style-name="T15">XDG_CURRENT_DESKTOP=Unity</text:span><text:line-break/><text:span text:style-name="T15">LESSCLOSE=/usr/bin/lesspipe %s %s</text:span><text:line-break/><text:span text:style-name="T15">COLORTERM=gnome-terminal</text:span><text:line-break/><text:span text:style-name="T15">XAUTHORITY=/HOME/student/.Xauthority</text:span><text:line-break/><text:span text:style-name="T15">_=./zadanie3</text:span><text:line-break/><text:span text:style-name="T15">OLDPWD=/HOME/student</text:span> </text:p>
          </table:table-cell>
        </table:table-row>
      </table:table>
      <text:p text:style-name="Standard"/>
      <table:table table:name="Tabela13" table:style-name="Tabela13">
        <table:table-column table:style-name="Tabela13.A"/>
        <table:table-row>
          <table:table-cell table:style-name="Tabela13.A1" office:value-type="string">
            <text:list xml:id="list37715373" text:continue-numbering="true" text:style-name="L31">
              <text:list-item>
                <text:p text:style-name="P41"><text:span text:style-name="Emphasis"><text:span text:style-name="T13">Napisać programik wypisujący identyfikator procesu oraz identyfikator procesu macierzystego.<text:line-break/>Sprawdzić do czego służy funkcja </text:span></text:span><text:span text:style-name="Emphasis"><text:span text:style-name="T14">getpgrp()</text:span></text:span><text:span text:style-name="Emphasis"><text:span text:style-name="T13"> i </text:span></text:span><text:span text:style-name="Emphasis"><text:span text:style-name="T14">setpgrp()</text:span></text:span><text:span text:style-name="Emphasis"><text:span text:style-name="T13">. </text:span></text:span></text:p>
              </text:list-item>
              <text:list-item>
                <text:p text:style-name="P41"><text:span text:style-name="Emphasis"><text:span text:style-name="T13">Napisać program (lub dopisać do poprzedniego) wyświetlający identyfikatory użytkownika i grupy. <text:line-break/>Sprawdzić do czego są funkcje </text:span></text:span><text:span text:style-name="Emphasis"><text:span text:style-name="T14">geteuid()</text:span></text:span><text:span text:style-name="Emphasis"><text:span text:style-name="T13"> i </text:span></text:span><text:span text:style-name="Emphasis"><text:span text:style-name="T14">getegid()</text:span></text:span><text:span text:style-name="Emphasis"><text:span text:style-name="T13"> </text:span>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33">#include &lt;stdio.h&gt;</text:p>
            <text:p text:style-name="P33">#include &lt;unistd.h&gt;</text:p>
            <text:p text:style-name="P33">#include &lt;stdlib.h&gt;</text:p>
            <text:p text:style-name="P33">#include &lt;sys/types.h&gt;</text:p>
            <text:p text:style-name="P33"/>
            <text:p text:style-name="P33">int main(int argc, char *argv[]){</text:p>
            <text:p text:style-name="P33"/>
            <text:p text:style-name="P33"/>
            <text:p text:style-name="P33">int pid=getpid();</text:p>
            <text:p text:style-name="P33">int ppid=getppid();</text:p>
            <text:p text:style-name="P33">printf("Unikalny numer PID %d\n",pid);</text:p>
            <text:p text:style-name="P33">printf("PID procesu rodzica %d\n",ppid);</text:p>
            <text:p text:style-name="P33"/>
            <text:p text:style-name="P33">int uid=getuid();</text:p>
            <text:p text:style-name="P33">int gid=getgid();</text:p>
            <text:p text:style-name="P33"/>
            <text:p text:style-name="P33">printf("Id uzytkownika %d\n",uid);</text:p>
            <text:p text:style-name="P33">printf("Id grupy %d\n",gid);</text:p>
            <text:p text:style-name="P33"/>
            <text:p text:style-name="P33">return 0;</text:p>
            <text:p text:style-name="P33">}</text:p>
            <text:p text:style-name="P33"/>
          </table:table-cell>
        </table:table-row>
        <table:table-row>
          <table:table-cell table:style-name="Tabela13.A2" office:value-type="string">
            <text:p text:style-name="P33"><text:span text:style-name="T15">student@st14-lab312:~/3ID13A$ ./zadanie4</text:span><text:line-break/><text:span text:style-name="T15">Unikalny numer PID 3094</text:span><text:line-break/><text:span text:style-name="T15">PID procesu rodzica 2075</text:span><text:line-break/><text:span text:style-name="T15">Id uzytkownika 1001</text:span><text:line-break/><text:span text:style-name="T15">Id grupy 1001</text:span> </text:p>
          </table:table-cell>
        </table:table-row>
        <table:table-row>
          <table:table-cell table:style-name="Tabela13.A2" office:value-type="string">
            <text:p text:style-name="P32">Getpgrp() - <text:span text:style-name="T19">pobiera numer grupy procesów</text:span></text:p>
            <text:p text:style-name="P32">setpgrp() - <text:span text:style-name="T19">ustawia numer grupy procesów</text:span></text:p>
            <text:p text:style-name="P32">geteuid() - <text:span text:style-name="T19">pobiera efektywny ID użytkownika</text:span></text:p>
            <text:p text:style-name="P32">getegid() - <text:span text:style-name="T19">pobiera efektywny ID grupy</text:span>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row>
          <table:table-cell table:style-name="Tabela14.A1" office:value-type="string">
            <text:list xml:id="list37716438" text:continue-numbering="true" text:style-name="L31">
              <text:list-item>
                <text:p text:style-name="P41"><text:span text:style-name="Emphasis"><text:span text:style-name="T13">Napisać program który wyświetli wszystkie możliwe dane na temat pliku którego nazwę przekażemy jako parametr. Sprawdzić czy podana wyżej struktura odpowiada tej zwracanej w systemie Linux. </text:span></text:span><text:soft-page-break/><text:span text:style-name="Emphasis"><text:span text:style-name="T13">Zmodyfikować program by wyświetlał informacje na temat wszystkich podanych plików jako parametry. </text:span>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33">#include &lt;sys/types.h&gt;</text:p>
            <text:p text:style-name="P33">#include &lt;sys/stat.h&gt;</text:p>
            <text:p text:style-name="P33">#include &lt;time.h&gt;</text:p>
            <text:p text:style-name="P33">#include &lt;stdio.h&gt;</text:p>
            <text:p text:style-name="P33">#include &lt;stdlib.h&gt;</text:p>
            <text:p text:style-name="P33"/>
            <text:p text:style-name="P33">int main(int argc, char *argv[])</text:p>
            <text:p text:style-name="P33">{</text:p>
            <text:p text:style-name="P33"><text:s text:c="4"/>struct stat sb;</text:p>
            <text:p text:style-name="P33"><text:s text:c="4"/>int it=0;</text:p>
            <text:p text:style-name="P33"/>
            <text:p text:style-name="P33"><text:s text:c="3"/>if (argc &lt; 2) {</text:p>
            <text:p text:style-name="P33"><text:s text:c="8"/>printf("Podaj w argumentach sciezke do plikow \n");</text:p>
            <text:p text:style-name="P33"><text:s text:c="8"/>return 0;</text:p>
            <text:p text:style-name="P33"><text:s text:c="2"/>}</text:p>
            <text:p text:style-name="P33"/>
            <text:p text:style-name="P33"><text:s text:c="3"/>for (it=1;it&lt;argc;it++){</text:p>
            <text:p text:style-name="P33"/>
            <text:p text:style-name="P33"><text:s text:c="3"/>if (stat(argv[it], &amp;sb) == -1) {</text:p>
            <text:p text:style-name="P33"><text:s text:c="8"/>perror("stat");</text:p>
            <text:p text:style-name="P33"><text:s text:c="8"/>return 0;</text:p>
            <text:p text:style-name="P33"><text:s text:c="4"/>}</text:p>
            <text:p text:style-name="P33"><text:s text:c="3"/>printf("\n\n");</text:p>
            <text:p text:style-name="P33"><text:s text:c="3"/>printf("Informacje o pliku %s",argv[it]);</text:p>
            <text:p text:style-name="P33"><text:s text:c="3"/>printf("\n\n");</text:p>
            <text:p text:style-name="P33"><text:s text:c="3"/>printf("Typ pliku: ");</text:p>
            <text:p text:style-name="P33"/>
            <text:p text:style-name="P33"><text:s text:c="3"/>switch (sb.st_mode &amp; S_IFMT) {</text:p>
            <text:p text:style-name="P33"><text:s text:c="4"/>case S_IFBLK: <text:s/>printf("Urzadzenie blokowe\n"); <text:s text:c="11"/>break;</text:p>
            <text:p text:style-name="P33"><text:s text:c="4"/>case S_IFCHR: <text:s/>printf("Urzadzenie znakowe\n"); <text:s text:c="7"/>break;</text:p>
            <text:p text:style-name="P33"><text:s text:c="4"/>case S_IFDIR: <text:s/>printf("Katalog\n"); <text:s text:c="14"/>break;</text:p>
            <text:p text:style-name="P33"><text:s text:c="4"/>case S_IFIFO: <text:s/>printf("FIFO/potok\n"); <text:s text:c="14"/>break;</text:p>
            <text:p text:style-name="P33"><text:s text:c="4"/>case S_IFLNK: <text:s/>printf("Link symboliczny\n"); <text:s text:c="16"/>break;</text:p>
            <text:p text:style-name="P33"><text:s text:c="4"/>case S_IFREG: <text:s/>printf("Plik regularny\n"); <text:s text:c="11"/>break;</text:p>
            <text:p text:style-name="P33"><text:s text:c="4"/>case S_IFSOCK: printf("Gniazdo\n"); <text:s text:c="17"/>break;</text:p>
            <text:p text:style-name="P33"><text:s text:c="4"/>default: <text:s text:c="6"/>printf("Nieznany?\n"); <text:s text:c="15"/>break;</text:p>
            <text:p text:style-name="P33"><text:s text:c="4"/>}</text:p>
            <text:p text:style-name="P33"/>
            <text:p text:style-name="P33"><text:tab/>printf("Prawa dostepu: \t");</text:p>
            <text:p text:style-name="P33"><text:s text:c="4"/>printf( (S_ISDIR(sb.st_mode)) ? "d" : "-");</text:p>
            <text:p text:style-name="P33"><text:s text:c="4"/>printf( (sb.st_mode &amp; S_IRUSR) ? "r" : "-");</text:p>
            <text:p text:style-name="P33"><text:s text:c="4"/>printf( (sb.st_mode &amp; S_IWUSR) ? "w" : "-");</text:p>
            <text:p text:style-name="P33"><text:s text:c="4"/>printf( (sb.st_mode &amp; S_IXUSR) ? "x" : "-");</text:p>
            <text:p text:style-name="P33"><text:s text:c="4"/>printf( (sb.st_mode &amp; S_IRGRP) ? "r" : "-");</text:p>
            <text:p text:style-name="P33"><text:s text:c="4"/>printf( (sb.st_mode &amp; S_IWGRP) ? "w" : "-");</text:p>
            <text:p text:style-name="P33"><text:s text:c="4"/>printf( (sb.st_mode &amp; S_IXGRP) ? "x" : "-");</text:p>
            <text:p text:style-name="P33"><text:s text:c="4"/>printf( (sb.st_mode &amp; S_IROTH) ? "r" : "-");</text:p>
            <text:p text:style-name="P33"><text:s text:c="4"/>printf( (sb.st_mode &amp; S_IWOTH) ? "w" : "-");</text:p>
            <text:p text:style-name="P33"><text:s text:c="4"/>printf( (sb.st_mode &amp; S_IXOTH) ? "x\n" : "-\n");</text:p>
            <text:p text:style-name="P33"><text:s text:c="3"/>printf("Prawa dostepu : %lo (osemkowo)\n",(unsigned long) sb.st_mode);</text:p>
            <text:p text:style-name="P33"><text:soft-page-break/></text:p>
            <text:p text:style-name="P33"><text:s text:c="3"/>printf("Numer i-wezla: %ld\n", (long) sb.st_ino);</text:p>
            <text:p text:style-name="P33"/>
            <text:p text:style-name="P33"><text:s text:c="3"/>printf("Licznik odwolan: %ld\n", (long) sb.st_nlink);</text:p>
            <text:p text:style-name="P33"><text:s text:c="3"/>printf("Id uzytkownika=%ld\n", (long) sb.st_uid);</text:p>
            <text:p text:style-name="P33"><text:s text:c="3"/>printf("Id grupy=%ld\n", (long) sb.st_gid);<text:tab/> <text:s/></text:p>
            <text:p text:style-name="P33"><text:s text:c="3"/>printf("Optymalny rozmiar bloku dla operacji na plikach: %ld bajtow\n", (long) sb.st_blksize);</text:p>
            <text:p text:style-name="P33"><text:s text:c="4"/>printf("Rozmiar pliku: %lld bajtow\n",(long long) sb.st_size);</text:p>
            <text:p text:style-name="P33"><text:s text:c="4"/>printf("Biezaca liczba przydzielonych blokow %lld\n",</text:p>
            <text:p text:style-name="P33"><text:s text:c="12"/>(long long) sb.st_blocks);</text:p>
            <text:p text:style-name="P33"><text:s text:c="3"/>printf("Czas ostatniej zmiany stanu pliku: %s", ctime(&amp;sb.st_ctime));</text:p>
            <text:p text:style-name="P33"><text:s text:c="4"/>printf("Czas ostatniego dostepu do pliku: %s", ctime(&amp;sb.st_atime));</text:p>
            <text:p text:style-name="P33"><text:s text:c="4"/>printf("Czas ostatniej modyfikacji pliku: %s", ctime(&amp;sb.st_mtime));</text:p>
            <text:p text:style-name="P33"><text:tab/></text:p>
            <text:p text:style-name="P33"><text:s text:c="3"/>}</text:p>
            <text:p text:style-name="P33"><text:s text:c="3"/>return 0;</text:p>
            <text:p text:style-name="P33">}</text:p>
          </table:table-cell>
        </table:table-row>
        <table:table-row>
          <table:table-cell table:style-name="Tabela14.A2" office:value-type="string">
            <text:p text:style-name="P33"><text:span text:style-name="T15">student@st14-lab312:~/3ID13A$ ./zadanie5 zadanie1.c zadanie2.c</text:span><text:line-break/><text:line-break/><text:line-break/><text:span text:style-name="T15">Informacje o pliku zadanie1.c</text:span><text:line-break/><text:line-break/><text:span text:style-name="T15">Typ pliku: Plik regularny</text:span><text:line-break/><text:span text:style-name="T15">Prawa dostepu:     -rw-------</text:span><text:line-break/><text:span text:style-name="T15">Prawa dostepu : 100600 (osemkowo)</text:span><text:line-break/><text:span text:style-name="T15">Numer i-wezla: 810207</text:span><text:line-break/><text:span text:style-name="T15">Licznik odwolan: 1</text:span><text:line-break/><text:span text:style-name="T15">Id uzytkownika=1001</text:span><text:line-break/><text:span text:style-name="T15">Id grupy=1001</text:span><text:line-break/><text:span text:style-name="T15">Optymalny rozmiar bloku dla operacji na plikach: 4096 bajtow</text:span><text:line-break/><text:span text:style-name="T15">Rozmiar pliku: 118 bajtow</text:span><text:line-break/><text:span text:style-name="T15">Biezaca liczba przydzielonych blokow 8</text:span><text:line-break/><text:span text:style-name="T15">Czas ostatniej zmiany stanu pliku: Tue Oct  7 13:53:25 2014</text:span><text:line-break/><text:span text:style-name="T15">Czas ostatniego dostepu do pliku: Tue Oct  7 13:53:33 2014</text:span><text:line-break/><text:span text:style-name="T15">Czas ostatniej modyfikacji pliku: Tue Oct  7 13:53:25 2014</text:span><text:line-break/><text:line-break/><text:line-break/><text:span text:style-name="T15">Informacje o pliku zadanie2.c</text:span><text:line-break/><text:line-break/><text:span text:style-name="T15">Typ pliku: Plik regularny</text:span><text:line-break/><text:span text:style-name="T15">Prawa dostepu:     -rw-------</text:span><text:line-break/><text:span text:style-name="T15">Prawa dostepu : 100600 (osemkowo)</text:span><text:line-break/><text:span text:style-name="T15">Numer i-wezla: 810206</text:span><text:line-break/><text:span text:style-name="T15">Licznik odwolan: 1</text:span><text:line-break/><text:span text:style-name="T15">Id uzytkownika=1001</text:span><text:line-break/><text:span text:style-name="T15">Id grupy=1001</text:span><text:line-break/><text:span text:style-name="T15">Optymalny rozmiar bloku dla operacji na plikach: 4096 bajtow</text:span><text:line-break/><text:span text:style-name="T15">Rozmiar pliku: 154 bajtow</text:span><text:line-break/><text:span text:style-name="T15">Biezaca liczba przydzielonych blokow 8</text:span><text:line-break/><text:span text:style-name="T15">Czas ostatniej zmiany stanu pliku: Tue Oct  7 13:56:54 2014</text:span><text:line-break/><text:span text:style-name="T15">Czas ostatniego dostepu do pliku: Tue Oct  7 13:56:56 2014</text:span><text:line-break/><text:span text:style-name="T15">Czas ostatniej modyfikacji pliku: Tue Oct  7 13:56:54 2014</text:span> </text:p>
          </table:table-cell>
        </table:table-row>
        <table:table-row>
          <table:table-cell table:style-name="Tabela14.A2" office:value-type="string">
            <text:p text:style-name="P34">Podana struktura odpowiada tej w systemie linux.</text:p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ext:soft-page-break/>
        <table:table-row>
          <table:table-cell table:style-name="Tabela15.A1" office:value-type="string">
            <text:list xml:id="list37696251" text:continue-numbering="true" text:style-name="L31">
              <text:list-item>
                <text:p text:style-name="P41"><text:span text:style-name="Emphasis"><text:span text:style-name="T13">Wnioski</text:span></text:span></text:p>
              </text:list-item>
            </text:list>
          </table:table-cell>
        </table:table-row>
        <table:table-row>
          <table:table-cell table:style-name="Tabela15.A2" office:value-type="string">
            <text:p text:style-name="P33">Na laboratorium nr przypomniałem sobie informacje o systemie Linux nabyte na poprzednich przedmiotach, nauczyłem się nowych komend które na pewno mi pomogą podczas korzystania z Systemu Linux, usprawniłem korzystanie z vima przez poznanie ciekawych skrótów klawiszowych. Przypomniałem sobie składnie języka C oraz kompilowanie programów przy pomocy gcc. Nie natknąłem się na większe problemy których nie udało by mi się rozwiązać. </text:p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TimesNewRomanPS-BoldMT" svg:font-family="TimesNewRomanPS-BoldMT"/>
    <style:font-face style:name="arial" svg:font-family="arial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0-07T17:55:31.28</dc:date>
    <meta:editing-duration>PT2H54M19S</meta:editing-duration>
    <meta:editing-cycles>9</meta:editing-cycles>
    <meta:generator>OpenOffice/4.0.1$Win32 OpenOffice.org_project/401m5$Build-9714</meta:generator>
    <meta:document-statistic meta:table-count="15" meta:image-count="0" meta:object-count="0" meta:page-count="12" meta:paragraph-count="328" meta:word-count="2301" meta:character-count="17239"/>
  </office:meta>
</office:document-meta>
</file>